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1.0654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2.2811in"/>
    </style:style>
    <style:style style:name="co9" style:family="table-column">
      <style:table-column-properties fo:break-before="auto" style:column-width="2.3134in"/>
    </style:style>
    <style:style style:name="co10" style:family="table-column">
      <style:table-column-properties fo:break-before="auto" style:column-width="2.4071in"/>
    </style:style>
    <style:style style:name="co11" style:family="table-column">
      <style:table-column-properties fo:break-before="auto" style:column-width="2.3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map style:condition="cell-content()&lt;10000000" style:apply-style-name="OutOfRange" style:base-cell-address="Sheet1.C13"/>
      <style:map style:condition="cell-content()&gt;72000000" style:apply-style-name="OutOfRange" style:base-cell-address="Sheet1.C13"/>
    </style:style>
    <style:style style:name="ce6" style:family="table-cell" style:parent-style-name="Default" style:data-style-name="N117"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7" style:family="table-cell" style:parent-style-name="Default">
      <style:map style:condition="cell-content()&lt;100000" style:apply-style-name="OutOfRange" style:base-cell-address="Sheet1.F13"/>
      <style:map style:condition="cell-content()&gt;20000000" style:apply-style-name="OutOfRange" style:base-cell-address="Sheet1.F13"/>
    </style:style>
    <style:style style:name="ce8" style:family="table-cell" style:parent-style-name="Default" style:data-style-name="N117">
      <style:map style:condition="cell-content()&lt;275000000" style:apply-style-name="OutOfRange" style:base-cell-address="Sheet1.G11"/>
      <style:map style:condition="cell-content()&gt;550000000" style:apply-style-name="OutOfRange" style:base-cell-address="Sheet1.G11"/>
    </style:style>
    <style:style style:name="ce9" style:family="table-cell" style:parent-style-name="Default" style:data-style-name="N117"/>
    <style:style style:name="ce10" style:family="table-cell" style:parent-style-name="Default" style:data-style-name="N117"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1" style:family="table-cell" style:parent-style-name="Default" style:data-style-name="N117">
      <style:text-properties fo:font-weight="normal" style:font-weight-asian="normal" style:font-weight-complex="normal"/>
    </style:style>
    <style:style style:name="ce12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9"/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>
            <text:p>PLL Settings for CCLK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2" office:value-type="string" table:number-columns-spanned="4" table:number-rows-spanned="1">
            <text:p>User Manual LPC23xx Rev. 03 – 25 August 2009 p57</text:p>
          </table:table-cell>
          <table:covered-table-cell table:number-columns-repeated="2"/>
          <table:covered-table-cell table:style-name="Default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ref=Fin/N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USB Must be 48MHZ</text:p>
          </table:table-cell>
          <table:table-cell office:value-type="string">
            <text:p>We like whole integers</text:p>
          </table:table-cell>
          <table:table-cell table:style-name="ce3" office:value-type="string">
            <text:p>10MHZ &lt;= CCLK &lt;= 72Mhz</text:p>
          </table:table-cell>
          <table:table-cell table:style-name="ce3" office:value-type="string">
            <text:p>M (MSEL+1)</text:p>
          </table:table-cell>
          <table:table-cell table:style-name="ce3" office:value-type="string">
            <text:p>N (NSEL+1)</text:p>
          </table:table-cell>
          <table:table-cell table:style-name="ce3" office:value-type="string">
            <text:p>100kHz &lt; Fref &lt; 20MHz</text:p>
          </table:table-cell>
          <table:table-cell table:style-name="ce3" office:value-type="string">
            <text:p>275Mhz &lt;= Fcco &lt;= 550Mhz</text:p>
          </table:table-cell>
          <table:table-cell table:style-name="ce3" office:value-type="string">
            <text:p>32kHZ &lt;= Fin &lt;= 50MHZ</text:p>
          </table:table-cell>
          <table:table-cell table:style-name="Default"/>
        </table:table-row>
        <table:table-row table:style-name="ro3">
          <table:table-cell office:value-type="string">
            <text:p>USB Divide</text:p>
          </table:table-cell>
          <table:table-cell office:value-type="string">
            <text:p>CCLK Divide</text:p>
          </table:table-cell>
          <table:table-cell table:style-name="ce4" office:value-type="string">
            <text:p>CCLK</text:p>
          </table:table-cell>
          <table:table-cell table:style-name="ce4" table:number-columns-repeated="3"/>
          <table:table-cell table:style-name="ce4" office:value-type="string">
            <text:p>Fcco</text:p>
          </table:table-cell>
          <table:table-cell table:style-name="ce4" office:value-type="string">
            <text:p>Fin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.G13]/48000000" office:value-type="float" office:value="6">
            <text:p>6</text:p>
          </table:table-cell>
          <table:table-cell table:formula="of:=[.G13]/[.C1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3]*[.E13])/(2*[.H13]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H13]/[.E13]" office:value-type="float" office:value="12000000">
            <text:p>12000000</text:p>
          </table:table-cell>
          <table:table-cell office:value-type="float" office:value="288000000">
            <text:p>28.8E+07</text:p>
          </table:table-cell>
          <table:table-cell office:value-type="float" office:value="12000000">
            <text:p>12.0E+06</text:p>
          </table:table-cell>
          <table:table-cell table:style-name="Default"/>
        </table:table-row>
        <table:table-row table:style-name="ro1">
          <table:table-cell table:formula="of:=[.G14]/48000000" office:value-type="float" office:value="6">
            <text:p>6</text:p>
          </table:table-cell>
          <table:table-cell table:formula="of:=[.G14]/[.C1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4]*[.E14])/(2*[.H14])" office:value-type="float" office:value="23.9999980000002">
            <text:p>24.00</text:p>
          </table:table-cell>
          <table:table-cell office:value-type="float" office:value="2">
            <text:p>2</text:p>
          </table:table-cell>
          <table:table-cell table:formula="of:=[.H14]/[.E14]" office:value-type="float" office:value="6000000.5">
            <text:p>6000000.5</text:p>
          </table:table-cell>
          <table:table-cell office:value-type="float" office:value="288000000">
            <text:p>28.8E+07</text:p>
          </table:table-cell>
          <table:table-cell office:value-type="float" office:value="12000001">
            <text:p>12.0E+06</text:p>
          </table:table-cell>
          <table:table-cell table:style-name="Default"/>
        </table:table-row>
        <table:table-row table:style-name="ro1">
          <table:table-cell table:formula="of:=[.G15]/48000000" office:value-type="float" office:value="6">
            <text:p>6</text:p>
          </table:table-cell>
          <table:table-cell table:formula="of:=[.G15]/[.C1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5]*[.E15])/(2*[.H15])" office:value-type="float" office:value="35.999994000001">
            <text:p>36.00</text:p>
          </table:table-cell>
          <table:table-cell office:value-type="float" office:value="3">
            <text:p>3</text:p>
          </table:table-cell>
          <table:table-cell table:formula="of:=[.H15]/[.E15]" office:value-type="float" office:value="4000000.66666667">
            <text:p>4000000.67</text:p>
          </table:table-cell>
          <table:table-cell office:value-type="float" office:value="288000000">
            <text:p>28.8E+07</text:p>
          </table:table-cell>
          <table:table-cell office:value-type="float" office:value="12000002">
            <text:p>12.0E+06</text:p>
          </table:table-cell>
          <table:table-cell table:style-name="Default"/>
        </table:table-row>
        <table:table-row table:style-name="ro1">
          <table:table-cell table:formula="of:=[.G16]/48000000" office:value-type="float" office:value="6">
            <text:p>6</text:p>
          </table:table-cell>
          <table:table-cell table:formula="of:=[.G16]/[.C1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6]*[.E16])/(2*[.H16])" office:value-type="float" office:value="47.999988000003">
            <text:p>48.00</text:p>
          </table:table-cell>
          <table:table-cell office:value-type="float" office:value="4">
            <text:p>4</text:p>
          </table:table-cell>
          <table:table-cell table:formula="of:=[.H16]/[.E16]" office:value-type="float" office:value="3000000.75">
            <text:p>3000000.75</text:p>
          </table:table-cell>
          <table:table-cell office:value-type="float" office:value="288000000">
            <text:p>28.8E+07</text:p>
          </table:table-cell>
          <table:table-cell office:value-type="float" office:value="12000003">
            <text:p>12.0E+06</text:p>
          </table:table-cell>
          <table:table-cell table:style-name="Default"/>
        </table:table-row>
        <table:table-row table:style-name="ro1">
          <table:table-cell table:formula="of:=[.G17]/48000000" office:value-type="float" office:value="6">
            <text:p>6</text:p>
          </table:table-cell>
          <table:table-cell table:formula="of:=[.G17]/[.C1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7]*[.E17])/(2*[.H17])" office:value-type="float" office:value="59.9999800000067">
            <text:p>60.00</text:p>
          </table:table-cell>
          <table:table-cell office:value-type="float" office:value="5">
            <text:p>5</text:p>
          </table:table-cell>
          <table:table-cell table:formula="of:=[.H17]/[.E17]" office:value-type="float" office:value="2400000.8">
            <text:p>2400000.8</text:p>
          </table:table-cell>
          <table:table-cell office:value-type="float" office:value="288000000">
            <text:p>28.8E+07</text:p>
          </table:table-cell>
          <table:table-cell office:value-type="float" office:value="12000004">
            <text:p>12.0E+06</text:p>
          </table:table-cell>
          <table:table-cell table:style-name="Default"/>
        </table:table-row>
        <table:table-row table:style-name="ro1">
          <table:table-cell table:formula="of:=[.G18]/48000000" office:value-type="float" office:value="6">
            <text:p>6</text:p>
          </table:table-cell>
          <table:table-cell table:formula="of:=[.G18]/[.C1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8]*[.E18])/(2*[.H18])" office:value-type="float" office:value="71.9999700000125">
            <text:p>72.00</text:p>
          </table:table-cell>
          <table:table-cell office:value-type="float" office:value="6">
            <text:p>6</text:p>
          </table:table-cell>
          <table:table-cell table:formula="of:=[.H18]/[.E18]" office:value-type="float" office:value="2000000.83333333">
            <text:p>2000000.83</text:p>
          </table:table-cell>
          <table:table-cell office:value-type="float" office:value="288000000">
            <text:p>28.8E+07</text:p>
          </table:table-cell>
          <table:table-cell office:value-type="float" office:value="12000005">
            <text:p>12.0E+06</text:p>
          </table:table-cell>
          <table:table-cell table:style-name="Default"/>
        </table:table-row>
        <table:table-row table:style-name="ro1">
          <table:table-cell table:formula="of:=[.G19]/48000000" office:value-type="float" office:value="6">
            <text:p>6</text:p>
          </table:table-cell>
          <table:table-cell table:formula="of:=[.G19]/[.C1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9]*[.E19])/(2*[.H19])" office:value-type="float" office:value="83.999958000021">
            <text:p>84.00</text:p>
          </table:table-cell>
          <table:table-cell office:value-type="float" office:value="7">
            <text:p>7</text:p>
          </table:table-cell>
          <table:table-cell table:formula="of:=[.H19]/[.E19]" office:value-type="float" office:value="1714286.57142857">
            <text:p>1714286.57</text:p>
          </table:table-cell>
          <table:table-cell office:value-type="float" office:value="288000000">
            <text:p>28.8E+07</text:p>
          </table:table-cell>
          <table:table-cell office:value-type="float" office:value="12000006">
            <text:p>12.0E+06</text:p>
          </table:table-cell>
          <table:table-cell table:style-name="Default"/>
        </table:table-row>
        <table:table-row table:style-name="ro1">
          <table:table-cell table:formula="of:=[.G20]/48000000" office:value-type="float" office:value="6">
            <text:p>6</text:p>
          </table:table-cell>
          <table:table-cell table:formula="of:=[.G20]/[.C2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0]*[.E20])/(2*[.H20])" office:value-type="float" office:value="95.9999440000327">
            <text:p>96.00</text:p>
          </table:table-cell>
          <table:table-cell office:value-type="float" office:value="8">
            <text:p>8</text:p>
          </table:table-cell>
          <table:table-cell table:formula="of:=[.H20]/[.E20]" office:value-type="float" office:value="1500000.875">
            <text:p>1500000.88</text:p>
          </table:table-cell>
          <table:table-cell office:value-type="float" office:value="288000000">
            <text:p>28.8E+07</text:p>
          </table:table-cell>
          <table:table-cell office:value-type="float" office:value="12000007">
            <text:p>12.0E+06</text:p>
          </table:table-cell>
          <table:table-cell table:style-name="Default"/>
        </table:table-row>
        <table:table-row table:style-name="ro1">
          <table:table-cell table:formula="of:=[.G21]/48000000" office:value-type="float" office:value="6">
            <text:p>6</text:p>
          </table:table-cell>
          <table:table-cell table:formula="of:=[.G21]/[.C2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1]*[.E21])/(2*[.H21])" office:value-type="float" office:value="107.999928000048">
            <text:p>108.00</text:p>
          </table:table-cell>
          <table:table-cell office:value-type="float" office:value="9">
            <text:p>9</text:p>
          </table:table-cell>
          <table:table-cell table:formula="of:=[.H21]/[.E21]" office:value-type="float" office:value="1333334.22222222">
            <text:p>1333334.22</text:p>
          </table:table-cell>
          <table:table-cell office:value-type="float" office:value="288000000">
            <text:p>28.8E+07</text:p>
          </table:table-cell>
          <table:table-cell office:value-type="float" office:value="12000008">
            <text:p>12.0E+06</text:p>
          </table:table-cell>
          <table:table-cell table:style-name="Default"/>
        </table:table-row>
        <table:table-row table:style-name="ro1">
          <table:table-cell table:formula="of:=[.G22]/48000000" office:value-type="float" office:value="6">
            <text:p>6</text:p>
          </table:table-cell>
          <table:table-cell table:formula="of:=[.G22]/[.C2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2]*[.E22])/(2*[.H22])" office:value-type="float" office:value="119.999910000068">
            <text:p>120.00</text:p>
          </table:table-cell>
          <table:table-cell office:value-type="float" office:value="10">
            <text:p>10</text:p>
          </table:table-cell>
          <table:table-cell table:formula="of:=[.H22]/[.E22]" office:value-type="float" office:value="1200000.9">
            <text:p>1200000.9</text:p>
          </table:table-cell>
          <table:table-cell office:value-type="float" office:value="288000000">
            <text:p>28.8E+07</text:p>
          </table:table-cell>
          <table:table-cell office:value-type="float" office:value="12000009">
            <text:p>12.0E+06</text:p>
          </table:table-cell>
          <table:table-cell table:style-name="Default"/>
        </table:table-row>
        <table:table-row table:style-name="ro1">
          <table:table-cell table:formula="of:=[.G23]/48000000" office:value-type="float" office:value="6">
            <text:p>6</text:p>
          </table:table-cell>
          <table:table-cell table:formula="of:=[.G23]/[.C2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3]*[.E23])/(2*[.H23])" office:value-type="float" office:value="131.999890000092">
            <text:p>132.00</text:p>
          </table:table-cell>
          <table:table-cell office:value-type="float" office:value="11">
            <text:p>11</text:p>
          </table:table-cell>
          <table:table-cell table:formula="of:=[.H23]/[.E23]" office:value-type="float" office:value="1090910">
            <text:p>1090910</text:p>
          </table:table-cell>
          <table:table-cell office:value-type="float" office:value="288000000">
            <text:p>28.8E+07</text:p>
          </table:table-cell>
          <table:table-cell office:value-type="float" office:value="12000010">
            <text:p>12.0E+06</text:p>
          </table:table-cell>
          <table:table-cell table:style-name="Default"/>
        </table:table-row>
        <table:table-row table:style-name="ro1">
          <table:table-cell table:formula="of:=[.G24]/48000000" office:value-type="float" office:value="6">
            <text:p>6</text:p>
          </table:table-cell>
          <table:table-cell table:formula="of:=[.G24]/[.C2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4]*[.E24])/(2*[.H24])" office:value-type="float" office:value="143.999868000121">
            <text:p>144.00</text:p>
          </table:table-cell>
          <table:table-cell office:value-type="float" office:value="12">
            <text:p>12</text:p>
          </table:table-cell>
          <table:table-cell table:formula="of:=[.H24]/[.E24]" office:value-type="float" office:value="1000000.91666667">
            <text:p>1000000.92</text:p>
          </table:table-cell>
          <table:table-cell office:value-type="float" office:value="288000000">
            <text:p>28.8E+07</text:p>
          </table:table-cell>
          <table:table-cell office:value-type="float" office:value="12000011">
            <text:p>12.0E+06</text:p>
          </table:table-cell>
          <table:table-cell table:style-name="Default"/>
        </table:table-row>
        <table:table-row table:style-name="ro1">
          <table:table-cell table:formula="of:=[.G25]/48000000" office:value-type="float" office:value="6">
            <text:p>6</text:p>
          </table:table-cell>
          <table:table-cell table:formula="of:=[.G25]/[.C2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5]*[.E25])/(2*[.H25])" office:value-type="float" office:value="155.999844000156">
            <text:p>156.00</text:p>
          </table:table-cell>
          <table:table-cell office:value-type="float" office:value="13">
            <text:p>13</text:p>
          </table:table-cell>
          <table:table-cell table:formula="of:=[.H25]/[.E25]" office:value-type="float" office:value="923077.846153846">
            <text:p>923077.85</text:p>
          </table:table-cell>
          <table:table-cell office:value-type="float" office:value="288000000">
            <text:p>28.8E+07</text:p>
          </table:table-cell>
          <table:table-cell office:value-type="float" office:value="12000012">
            <text:p>12.0E+06</text:p>
          </table:table-cell>
          <table:table-cell table:style-name="Default"/>
        </table:table-row>
        <table:table-row table:style-name="ro1">
          <table:table-cell table:formula="of:=[.G26]/48000000" office:value-type="float" office:value="6">
            <text:p>6</text:p>
          </table:table-cell>
          <table:table-cell table:formula="of:=[.G26]/[.C2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6]*[.E26])/(2*[.H26])" office:value-type="float" office:value="167.999818000197">
            <text:p>168.00</text:p>
          </table:table-cell>
          <table:table-cell office:value-type="float" office:value="14">
            <text:p>14</text:p>
          </table:table-cell>
          <table:table-cell table:formula="of:=[.H26]/[.E26]" office:value-type="float" office:value="857143.785714286">
            <text:p>857143.79</text:p>
          </table:table-cell>
          <table:table-cell office:value-type="float" office:value="288000000">
            <text:p>28.8E+07</text:p>
          </table:table-cell>
          <table:table-cell office:value-type="float" office:value="12000013">
            <text:p>12.0E+06</text:p>
          </table:table-cell>
          <table:table-cell table:style-name="Default"/>
        </table:table-row>
        <table:table-row table:style-name="ro1">
          <table:table-cell table:formula="of:=[.G27]/48000000" office:value-type="float" office:value="6">
            <text:p>6</text:p>
          </table:table-cell>
          <table:table-cell table:formula="of:=[.G27]/[.C2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7]*[.E27])/(2*[.H27])" office:value-type="float" office:value="179.999790000245">
            <text:p>180.00</text:p>
          </table:table-cell>
          <table:table-cell office:value-type="float" office:value="15">
            <text:p>15</text:p>
          </table:table-cell>
          <table:table-cell table:formula="of:=[.H27]/[.E27]" office:value-type="float" office:value="800000.933333333">
            <text:p>800000.93</text:p>
          </table:table-cell>
          <table:table-cell office:value-type="float" office:value="288000000">
            <text:p>28.8E+07</text:p>
          </table:table-cell>
          <table:table-cell office:value-type="float" office:value="12000014">
            <text:p>12.0E+06</text:p>
          </table:table-cell>
          <table:table-cell table:style-name="Default"/>
        </table:table-row>
        <table:table-row table:style-name="ro1">
          <table:table-cell table:formula="of:=[.G28]/48000000" office:value-type="float" office:value="6">
            <text:p>6</text:p>
          </table:table-cell>
          <table:table-cell table:formula="of:=[.G28]/[.C2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8]*[.E28])/(2*[.H28])" office:value-type="float" office:value="191.9997600003">
            <text:p>192.00</text:p>
          </table:table-cell>
          <table:table-cell office:value-type="float" office:value="16">
            <text:p>16</text:p>
          </table:table-cell>
          <table:table-cell table:formula="of:=[.H28]/[.E28]" office:value-type="float" office:value="750000.9375">
            <text:p>750000.94</text:p>
          </table:table-cell>
          <table:table-cell office:value-type="float" office:value="288000000">
            <text:p>28.8E+07</text:p>
          </table:table-cell>
          <table:table-cell office:value-type="float" office:value="12000015">
            <text:p>12.0E+06</text:p>
          </table:table-cell>
          <table:table-cell table:style-name="Default"/>
        </table:table-row>
        <table:table-row table:style-name="ro1">
          <table:table-cell table:formula="of:=[.G29]/48000000" office:value-type="float" office:value="6">
            <text:p>6</text:p>
          </table:table-cell>
          <table:table-cell table:formula="of:=[.G29]/[.C2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9]*[.E29])/(2*[.H29])" office:value-type="float" office:value="203.999728000363">
            <text:p>204.00</text:p>
          </table:table-cell>
          <table:table-cell office:value-type="float" office:value="17">
            <text:p>17</text:p>
          </table:table-cell>
          <table:table-cell table:formula="of:=[.H29]/[.E29]" office:value-type="float" office:value="705883.294117647">
            <text:p>705883.29</text:p>
          </table:table-cell>
          <table:table-cell office:value-type="float" office:value="288000000">
            <text:p>28.8E+07</text:p>
          </table:table-cell>
          <table:table-cell office:value-type="float" office:value="12000016">
            <text:p>12.0E+06</text:p>
          </table:table-cell>
          <table:table-cell table:style-name="Default"/>
        </table:table-row>
        <table:table-row table:style-name="ro1">
          <table:table-cell table:formula="of:=[.G30]/48000000" office:value-type="float" office:value="6">
            <text:p>6</text:p>
          </table:table-cell>
          <table:table-cell table:formula="of:=[.G30]/[.C3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0]*[.E30])/(2*[.H30])" office:value-type="float" office:value="215.999694000433">
            <text:p>216.00</text:p>
          </table:table-cell>
          <table:table-cell office:value-type="float" office:value="18">
            <text:p>18</text:p>
          </table:table-cell>
          <table:table-cell table:formula="of:=[.H30]/[.E30]" office:value-type="float" office:value="666667.611111111">
            <text:p>666667.61</text:p>
          </table:table-cell>
          <table:table-cell office:value-type="float" office:value="288000000">
            <text:p>28.8E+07</text:p>
          </table:table-cell>
          <table:table-cell office:value-type="float" office:value="12000017">
            <text:p>12.0E+06</text:p>
          </table:table-cell>
          <table:table-cell table:style-name="Default"/>
        </table:table-row>
        <table:table-row table:style-name="ro1">
          <table:table-cell table:formula="of:=[.G31]/48000000" office:value-type="float" office:value="6">
            <text:p>6</text:p>
          </table:table-cell>
          <table:table-cell table:formula="of:=[.G31]/[.C3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1]*[.E31])/(2*[.H31])" office:value-type="float" office:value="227.999658000513">
            <text:p>228.00</text:p>
          </table:table-cell>
          <table:table-cell office:value-type="float" office:value="19">
            <text:p>19</text:p>
          </table:table-cell>
          <table:table-cell table:formula="of:=[.H31]/[.E31]" office:value-type="float" office:value="631579.894736842">
            <text:p>631579.89</text:p>
          </table:table-cell>
          <table:table-cell office:value-type="float" office:value="288000000">
            <text:p>28.8E+07</text:p>
          </table:table-cell>
          <table:table-cell office:value-type="float" office:value="12000018">
            <text:p>12.0E+06</text:p>
          </table:table-cell>
          <table:table-cell table:style-name="Default"/>
        </table:table-row>
        <table:table-row table:style-name="ro1">
          <table:table-cell table:formula="of:=[.G32]/48000000" office:value-type="float" office:value="6">
            <text:p>6</text:p>
          </table:table-cell>
          <table:table-cell table:formula="of:=[.G32]/[.C3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2]*[.E32])/(2*[.H32])" office:value-type="float" office:value="239.999620000602">
            <text:p>240.00</text:p>
          </table:table-cell>
          <table:table-cell office:value-type="float" office:value="20">
            <text:p>20</text:p>
          </table:table-cell>
          <table:table-cell table:formula="of:=[.H32]/[.E32]" office:value-type="float" office:value="600000.95">
            <text:p>600000.95</text:p>
          </table:table-cell>
          <table:table-cell office:value-type="float" office:value="288000000">
            <text:p>28.8E+07</text:p>
          </table:table-cell>
          <table:table-cell office:value-type="float" office:value="12000019">
            <text:p>12.0E+06</text:p>
          </table:table-cell>
          <table:table-cell table:style-name="Default"/>
        </table:table-row>
        <table:table-row table:style-name="ro1">
          <table:table-cell table:formula="of:=[.G33]/48000000" office:value-type="float" office:value="6">
            <text:p>6</text:p>
          </table:table-cell>
          <table:table-cell table:formula="of:=[.G33]/[.C3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3]*[.E33])/(2*[.H33])" office:value-type="float" office:value="251.9995800007">
            <text:p>252.00</text:p>
          </table:table-cell>
          <table:table-cell office:value-type="float" office:value="21">
            <text:p>21</text:p>
          </table:table-cell>
          <table:table-cell table:formula="of:=[.H33]/[.E33]" office:value-type="float" office:value="571429.523809524">
            <text:p>571429.52</text:p>
          </table:table-cell>
          <table:table-cell office:value-type="float" office:value="288000000">
            <text:p>28.8E+07</text:p>
          </table:table-cell>
          <table:table-cell office:value-type="float" office:value="12000020">
            <text:p>12.0E+06</text:p>
          </table:table-cell>
          <table:table-cell table:style-name="Default"/>
        </table:table-row>
        <table:table-row table:style-name="ro1">
          <table:table-cell table:formula="of:=[.G34]/48000000" office:value-type="float" office:value="6">
            <text:p>6</text:p>
          </table:table-cell>
          <table:table-cell table:formula="of:=[.G34]/[.C3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4]*[.E34])/(2*[.H34])" office:value-type="float" office:value="263.999538000809">
            <text:p>264.00</text:p>
          </table:table-cell>
          <table:table-cell office:value-type="float" office:value="22">
            <text:p>22</text:p>
          </table:table-cell>
          <table:table-cell table:formula="of:=[.H34]/[.E34]" office:value-type="float" office:value="545455.5">
            <text:p>545455.5</text:p>
          </table:table-cell>
          <table:table-cell office:value-type="float" office:value="288000000">
            <text:p>28.8E+07</text:p>
          </table:table-cell>
          <table:table-cell office:value-type="float" office:value="12000021">
            <text:p>12.0E+06</text:p>
          </table:table-cell>
          <table:table-cell table:style-name="Default"/>
        </table:table-row>
        <table:table-row table:style-name="ro1">
          <table:table-cell table:formula="of:=[.G35]/48000000" office:value-type="float" office:value="6">
            <text:p>6</text:p>
          </table:table-cell>
          <table:table-cell table:formula="of:=[.G35]/[.C3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5]*[.E35])/(2*[.H35])" office:value-type="float" office:value="275.999494000928">
            <text:p>276.00</text:p>
          </table:table-cell>
          <table:table-cell office:value-type="float" office:value="23">
            <text:p>23</text:p>
          </table:table-cell>
          <table:table-cell table:formula="of:=[.H35]/[.E35]" office:value-type="float" office:value="521740.086956522">
            <text:p>521740.09</text:p>
          </table:table-cell>
          <table:table-cell office:value-type="float" office:value="288000000">
            <text:p>28.8E+07</text:p>
          </table:table-cell>
          <table:table-cell office:value-type="float" office:value="12000022">
            <text:p>12.0E+06</text:p>
          </table:table-cell>
          <table:table-cell table:style-name="Default"/>
        </table:table-row>
        <table:table-row table:style-name="ro1">
          <table:table-cell table:formula="of:=[.G36]/48000000" office:value-type="float" office:value="6">
            <text:p>6</text:p>
          </table:table-cell>
          <table:table-cell table:formula="of:=[.G36]/[.C3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6]*[.E36])/(2*[.H36])" office:value-type="float" office:value="287.999448001058">
            <text:p>288.00</text:p>
          </table:table-cell>
          <table:table-cell office:value-type="float" office:value="24">
            <text:p>24</text:p>
          </table:table-cell>
          <table:table-cell table:formula="of:=[.H36]/[.E36]" office:value-type="float" office:value="500000.958333333">
            <text:p>500000.96</text:p>
          </table:table-cell>
          <table:table-cell office:value-type="float" office:value="288000000">
            <text:p>28.8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37]/48000000" office:value-type="float" office:value="6">
            <text:p>6</text:p>
          </table:table-cell>
          <table:table-cell table:formula="of:=[.G37]/[.C3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7]*[.E37])/(2*[.H37])" office:value-type="float" office:value="299.9994000012">
            <text:p>300.00</text:p>
          </table:table-cell>
          <table:table-cell office:value-type="float" office:value="25">
            <text:p>25</text:p>
          </table:table-cell>
          <table:table-cell table:formula="of:=[.H37]/[.E37]" office:value-type="float" office:value="480000.96">
            <text:p>480000.96</text:p>
          </table:table-cell>
          <table:table-cell office:value-type="float" office:value="288000000">
            <text:p>28.8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38]/48000000" office:value-type="float" office:value="6">
            <text:p>6</text:p>
          </table:table-cell>
          <table:table-cell table:formula="of:=[.G38]/[.C3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8]*[.E38])/(2*[.H38])" office:value-type="float" office:value="311.999350001354">
            <text:p>312.00</text:p>
          </table:table-cell>
          <table:table-cell office:value-type="float" office:value="26">
            <text:p>26</text:p>
          </table:table-cell>
          <table:table-cell table:formula="of:=[.H38]/[.E38]" office:value-type="float" office:value="461539.423076923">
            <text:p>461539.42</text:p>
          </table:table-cell>
          <table:table-cell office:value-type="float" office:value="288000000">
            <text:p>28.8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39]/48000000" office:value-type="float" office:value="6">
            <text:p>6</text:p>
          </table:table-cell>
          <table:table-cell table:formula="of:=[.G39]/[.C3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9]*[.E39])/(2*[.H39])" office:value-type="float" office:value="323.999298001521">
            <text:p>324.00</text:p>
          </table:table-cell>
          <table:table-cell office:value-type="float" office:value="27">
            <text:p>27</text:p>
          </table:table-cell>
          <table:table-cell table:formula="of:=[.H39]/[.E39]" office:value-type="float" office:value="444445.407407407">
            <text:p>444445.41</text:p>
          </table:table-cell>
          <table:table-cell office:value-type="float" office:value="288000000">
            <text:p>28.8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40]/48000000" office:value-type="float" office:value="6">
            <text:p>6</text:p>
          </table:table-cell>
          <table:table-cell table:formula="of:=[.G40]/[.C4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0]*[.E40])/(2*[.H40])" office:value-type="float" office:value="335.999244001701">
            <text:p>336.00</text:p>
          </table:table-cell>
          <table:table-cell office:value-type="float" office:value="28">
            <text:p>28</text:p>
          </table:table-cell>
          <table:table-cell table:formula="of:=[.H40]/[.E40]" office:value-type="float" office:value="428572.392857143">
            <text:p>428572.39</text:p>
          </table:table-cell>
          <table:table-cell office:value-type="float" office:value="288000000">
            <text:p>28.8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41]/48000000" office:value-type="float" office:value="6">
            <text:p>6</text:p>
          </table:table-cell>
          <table:table-cell table:formula="of:=[.G41]/[.C4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1]*[.E41])/(2*[.H41])" office:value-type="float" office:value="347.999188001895">
            <text:p>348.00</text:p>
          </table:table-cell>
          <table:table-cell office:value-type="float" office:value="29">
            <text:p>29</text:p>
          </table:table-cell>
          <table:table-cell table:formula="of:=[.H41]/[.E41]" office:value-type="float" office:value="413794.068965517">
            <text:p>413794.07</text:p>
          </table:table-cell>
          <table:table-cell office:value-type="float" office:value="288000000">
            <text:p>28.8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42]/48000000" office:value-type="float" office:value="6">
            <text:p>6</text:p>
          </table:table-cell>
          <table:table-cell table:formula="of:=[.G42]/[.C4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2]*[.E42])/(2*[.H42])" office:value-type="float" office:value="359.999130002102">
            <text:p>360.00</text:p>
          </table:table-cell>
          <table:table-cell office:value-type="float" office:value="30">
            <text:p>30</text:p>
          </table:table-cell>
          <table:table-cell table:formula="of:=[.H42]/[.E42]" office:value-type="float" office:value="400000.966666667">
            <text:p>400000.97</text:p>
          </table:table-cell>
          <table:table-cell office:value-type="float" office:value="288000000">
            <text:p>28.8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43]/48000000" office:value-type="float" office:value="6">
            <text:p>6</text:p>
          </table:table-cell>
          <table:table-cell table:formula="of:=[.G43]/[.C4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3]*[.E43])/(2*[.H43])" office:value-type="float" office:value="371.999070002325">
            <text:p>372.00</text:p>
          </table:table-cell>
          <table:table-cell office:value-type="float" office:value="31">
            <text:p>31</text:p>
          </table:table-cell>
          <table:table-cell table:formula="of:=[.H43]/[.E43]" office:value-type="float" office:value="387097.741935484">
            <text:p>387097.74</text:p>
          </table:table-cell>
          <table:table-cell office:value-type="float" office:value="288000000">
            <text:p>28.8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44]/48000000" office:value-type="float" office:value="6">
            <text:p>6</text:p>
          </table:table-cell>
          <table:table-cell table:formula="of:=[.G44]/[.C4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4]*[.E44])/(2*[.H44])" office:value-type="float" office:value="383.999008002563">
            <text:p>384.00</text:p>
          </table:table-cell>
          <table:table-cell office:value-type="float" office:value="32">
            <text:p>32</text:p>
          </table:table-cell>
          <table:table-cell table:formula="of:=[.H44]/[.E44]" office:value-type="float" office:value="375000.96875">
            <text:p>375000.97</text:p>
          </table:table-cell>
          <table:table-cell office:value-type="float" office:value="288000000">
            <text:p>28.8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formula="of:=[.G49]/48000000" office:value-type="float" office:value="10">
            <text:p>10</text:p>
          </table:table-cell>
          <table:table-cell table:formula="of:=[.G49]/[.C4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9]*[.E49])/(2*[.H49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49]/[.E49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50]/48000000" office:value-type="float" office:value="10">
            <text:p>10</text:p>
          </table:table-cell>
          <table:table-cell table:formula="of:=[.G50]/[.C5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0]*[.E50])/(2*[.H50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50]/[.E50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51]/48000000" office:value-type="float" office:value="10">
            <text:p>10</text:p>
          </table:table-cell>
          <table:table-cell table:formula="of:=[.G51]/[.C5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1]*[.E51])/(2*[.H51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51]/[.E51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52]/48000000" office:value-type="float" office:value="10">
            <text:p>10</text:p>
          </table:table-cell>
          <table:table-cell table:formula="of:=[.G52]/[.C5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2]*[.E52])/(2*[.H52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52]/[.E52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53]/48000000" office:value-type="float" office:value="10">
            <text:p>10</text:p>
          </table:table-cell>
          <table:table-cell table:formula="of:=[.G53]/[.C5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3]*[.E53])/(2*[.H53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53]/[.E53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54]/48000000" office:value-type="float" office:value="10">
            <text:p>10</text:p>
          </table:table-cell>
          <table:table-cell table:formula="of:=[.G54]/[.C5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4]*[.E54])/(2*[.H54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54]/[.E54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55]/48000000" office:value-type="float" office:value="10">
            <text:p>10</text:p>
          </table:table-cell>
          <table:table-cell table:formula="of:=[.G55]/[.C5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5]*[.E55])/(2*[.H55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55]/[.E55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56]/48000000" office:value-type="float" office:value="10">
            <text:p>10</text:p>
          </table:table-cell>
          <table:table-cell table:formula="of:=[.G56]/[.C5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6]*[.E56])/(2*[.H56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56]/[.E56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57]/48000000" office:value-type="float" office:value="10">
            <text:p>10</text:p>
          </table:table-cell>
          <table:table-cell table:formula="of:=[.G57]/[.C5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7]*[.E57])/(2*[.H57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57]/[.E57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58]/48000000" office:value-type="float" office:value="10">
            <text:p>10</text:p>
          </table:table-cell>
          <table:table-cell table:formula="of:=[.G58]/[.C5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8]*[.E58])/(2*[.H58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58]/[.E58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59]/48000000" office:value-type="float" office:value="10">
            <text:p>10</text:p>
          </table:table-cell>
          <table:table-cell table:formula="of:=[.G59]/[.C5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9]*[.E59])/(2*[.H59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59]/[.E59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60]/48000000" office:value-type="float" office:value="10">
            <text:p>10</text:p>
          </table:table-cell>
          <table:table-cell table:formula="of:=[.G60]/[.C6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0]*[.E60])/(2*[.H60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60]/[.E60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61]/48000000" office:value-type="float" office:value="10">
            <text:p>10</text:p>
          </table:table-cell>
          <table:table-cell table:formula="of:=[.G61]/[.C6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1]*[.E61])/(2*[.H61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61]/[.E61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62]/48000000" office:value-type="float" office:value="10">
            <text:p>10</text:p>
          </table:table-cell>
          <table:table-cell table:formula="of:=[.G62]/[.C6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2]*[.E62])/(2*[.H62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62]/[.E62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63]/48000000" office:value-type="float" office:value="10">
            <text:p>10</text:p>
          </table:table-cell>
          <table:table-cell table:formula="of:=[.G63]/[.C6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3]*[.E63])/(2*[.H63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63]/[.E63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64]/48000000" office:value-type="float" office:value="10">
            <text:p>10</text:p>
          </table:table-cell>
          <table:table-cell table:formula="of:=[.G64]/[.C6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4]*[.E64])/(2*[.H64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64]/[.E64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65]/48000000" office:value-type="float" office:value="10">
            <text:p>10</text:p>
          </table:table-cell>
          <table:table-cell table:formula="of:=[.G65]/[.C6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5]*[.E65])/(2*[.H65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65]/[.E65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66]/48000000" office:value-type="float" office:value="10">
            <text:p>10</text:p>
          </table:table-cell>
          <table:table-cell table:formula="of:=[.G66]/[.C6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6]*[.E66])/(2*[.H66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66]/[.E66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67]/48000000" office:value-type="float" office:value="10">
            <text:p>10</text:p>
          </table:table-cell>
          <table:table-cell table:formula="of:=[.G67]/[.C6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7]*[.E67])/(2*[.H67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67]/[.E67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68]/48000000" office:value-type="float" office:value="10">
            <text:p>10</text:p>
          </table:table-cell>
          <table:table-cell table:formula="of:=[.G68]/[.C6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8]*[.E68])/(2*[.H68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68]/[.E68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69]/48000000" office:value-type="float" office:value="10">
            <text:p>10</text:p>
          </table:table-cell>
          <table:table-cell table:formula="of:=[.G69]/[.C6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9]*[.E69])/(2*[.H69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69]/[.E69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70]/48000000" office:value-type="float" office:value="10">
            <text:p>10</text:p>
          </table:table-cell>
          <table:table-cell table:formula="of:=[.G70]/[.C7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0]*[.E70])/(2*[.H70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70]/[.E70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71]/48000000" office:value-type="float" office:value="10">
            <text:p>10</text:p>
          </table:table-cell>
          <table:table-cell table:formula="of:=[.G71]/[.C7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1]*[.E71])/(2*[.H71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71]/[.E71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72]/48000000" office:value-type="float" office:value="10">
            <text:p>10</text:p>
          </table:table-cell>
          <table:table-cell table:formula="of:=[.G72]/[.C7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2]*[.E72])/(2*[.H72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72]/[.E72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73]/48000000" office:value-type="float" office:value="10">
            <text:p>10</text:p>
          </table:table-cell>
          <table:table-cell table:formula="of:=[.G73]/[.C7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3]*[.E73])/(2*[.H73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73]/[.E73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74]/48000000" office:value-type="float" office:value="10">
            <text:p>10</text:p>
          </table:table-cell>
          <table:table-cell table:formula="of:=[.G74]/[.C7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4]*[.E74])/(2*[.H74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74]/[.E74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75]/48000000" office:value-type="float" office:value="10">
            <text:p>10</text:p>
          </table:table-cell>
          <table:table-cell table:formula="of:=[.G75]/[.C7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5]*[.E75])/(2*[.H75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75]/[.E75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76]/48000000" office:value-type="float" office:value="10">
            <text:p>10</text:p>
          </table:table-cell>
          <table:table-cell table:formula="of:=[.G76]/[.C7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6]*[.E76])/(2*[.H76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76]/[.E76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ce11"/>
        </table:table-row>
        <table:table-row table:style-name="ro1">
          <table:table-cell table:formula="of:=[.G77]/48000000" office:value-type="float" office:value="10">
            <text:p>10</text:p>
          </table:table-cell>
          <table:table-cell table:formula="of:=[.G77]/[.C7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7]*[.E77])/(2*[.H77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77]/[.E77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3">
          <table:table-cell table:formula="of:=[.G78]/48000000" office:value-type="float" office:value="10">
            <text:p>10</text:p>
          </table:table-cell>
          <table:table-cell table:formula="of:=[.G78]/[.C7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8]*[.E78])/(2*[.H78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78]/[.E78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ce12"/>
        </table:table-row>
        <table:table-row table:style-name="ro1">
          <table:table-cell table:formula="of:=[.G79]/48000000" office:value-type="float" office:value="10">
            <text:p>10</text:p>
          </table:table-cell>
          <table:table-cell table:formula="of:=[.G79]/[.C7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9]*[.E79])/(2*[.H79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79]/[.E79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80]/48000000" office:value-type="float" office:value="10">
            <text:p>10</text:p>
          </table:table-cell>
          <table:table-cell table:formula="of:=[.G80]/[.C8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80]*[.E80])/(2*[.H80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80]/[.E80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ce11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10"/>
          <table:table-cell/>
        </table:table-row>
        <table:table-row table:style-name="ro1">
          <table:table-cell table:formula="of:=[.G83]/48000000" office:value-type="float" office:value="10">
            <text:p>10</text:p>
          </table:table-cell>
          <table:table-cell table:formula="of:=[.G83]/[.C8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3]*[.E83])/(2*[.H83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83]/[.E83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84]/48000000" office:value-type="float" office:value="10">
            <text:p>10</text:p>
          </table:table-cell>
          <table:table-cell table:formula="of:=[.G84]/[.C8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4]*[.E84])/(2*[.H84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84]/[.E84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85]/48000000" office:value-type="float" office:value="10">
            <text:p>10</text:p>
          </table:table-cell>
          <table:table-cell table:formula="of:=[.G85]/[.C8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5]*[.E85])/(2*[.H85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85]/[.E85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86]/48000000" office:value-type="float" office:value="10">
            <text:p>10</text:p>
          </table:table-cell>
          <table:table-cell table:formula="of:=[.G86]/[.C8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6]*[.E86])/(2*[.H86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86]/[.E86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87]/48000000" office:value-type="float" office:value="10">
            <text:p>10</text:p>
          </table:table-cell>
          <table:table-cell table:formula="of:=[.G87]/[.C8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7]*[.E87])/(2*[.H87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87]/[.E87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88]/48000000" office:value-type="float" office:value="10">
            <text:p>10</text:p>
          </table:table-cell>
          <table:table-cell table:formula="of:=[.G88]/[.C8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8]*[.E88])/(2*[.H88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88]/[.E88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89]/48000000" office:value-type="float" office:value="10">
            <text:p>10</text:p>
          </table:table-cell>
          <table:table-cell table:formula="of:=[.G89]/[.C8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9]*[.E89])/(2*[.H89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89]/[.E89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90]/48000000" office:value-type="float" office:value="10">
            <text:p>10</text:p>
          </table:table-cell>
          <table:table-cell table:formula="of:=[.G90]/[.C9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0]*[.E90])/(2*[.H90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90]/[.E90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91]/48000000" office:value-type="float" office:value="10">
            <text:p>10</text:p>
          </table:table-cell>
          <table:table-cell table:formula="of:=[.G91]/[.C9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1]*[.E91])/(2*[.H91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91]/[.E91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92]/48000000" office:value-type="float" office:value="10">
            <text:p>10</text:p>
          </table:table-cell>
          <table:table-cell table:formula="of:=[.G92]/[.C9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2]*[.E92])/(2*[.H92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92]/[.E92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93]/48000000" office:value-type="float" office:value="10">
            <text:p>10</text:p>
          </table:table-cell>
          <table:table-cell table:formula="of:=[.G93]/[.C9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3]*[.E93])/(2*[.H93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93]/[.E93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94]/48000000" office:value-type="float" office:value="10">
            <text:p>10</text:p>
          </table:table-cell>
          <table:table-cell table:formula="of:=[.G94]/[.C9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4]*[.E94])/(2*[.H94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94]/[.E94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95]/48000000" office:value-type="float" office:value="10">
            <text:p>10</text:p>
          </table:table-cell>
          <table:table-cell table:formula="of:=[.G95]/[.C9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5]*[.E95])/(2*[.H95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95]/[.E95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96]/48000000" office:value-type="float" office:value="10">
            <text:p>10</text:p>
          </table:table-cell>
          <table:table-cell table:formula="of:=[.G96]/[.C9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6]*[.E96])/(2*[.H96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96]/[.E96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97]/48000000" office:value-type="float" office:value="10">
            <text:p>10</text:p>
          </table:table-cell>
          <table:table-cell table:formula="of:=[.G97]/[.C9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7]*[.E97])/(2*[.H97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97]/[.E97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98]/48000000" office:value-type="float" office:value="10">
            <text:p>10</text:p>
          </table:table-cell>
          <table:table-cell table:formula="of:=[.G98]/[.C9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8]*[.E98])/(2*[.H98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98]/[.E98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99]/48000000" office:value-type="float" office:value="10">
            <text:p>10</text:p>
          </table:table-cell>
          <table:table-cell table:formula="of:=[.G99]/[.C9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9]*[.E99])/(2*[.H99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99]/[.E99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100]/48000000" office:value-type="float" office:value="10">
            <text:p>10</text:p>
          </table:table-cell>
          <table:table-cell table:formula="of:=[.G100]/[.C10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0]*[.E100])/(2*[.H100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100]/[.E100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101]/48000000" office:value-type="float" office:value="10">
            <text:p>10</text:p>
          </table:table-cell>
          <table:table-cell table:formula="of:=[.G101]/[.C10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1]*[.E101])/(2*[.H101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101]/[.E101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102]/48000000" office:value-type="float" office:value="10">
            <text:p>10</text:p>
          </table:table-cell>
          <table:table-cell table:formula="of:=[.G102]/[.C10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2]*[.E102])/(2*[.H102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102]/[.E102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103]/48000000" office:value-type="float" office:value="10">
            <text:p>10</text:p>
          </table:table-cell>
          <table:table-cell table:formula="of:=[.G103]/[.C10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3]*[.E103])/(2*[.H103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103]/[.E103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104]/48000000" office:value-type="float" office:value="10">
            <text:p>10</text:p>
          </table:table-cell>
          <table:table-cell table:formula="of:=[.G104]/[.C10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4]*[.E104])/(2*[.H104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104]/[.E104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05]/48000000" office:value-type="float" office:value="10">
            <text:p>10</text:p>
          </table:table-cell>
          <table:table-cell table:formula="of:=[.G105]/[.C10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5]*[.E105])/(2*[.H105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105]/[.E105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06]/48000000" office:value-type="float" office:value="10">
            <text:p>10</text:p>
          </table:table-cell>
          <table:table-cell table:formula="of:=[.G106]/[.C10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6]*[.E106])/(2*[.H106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106]/[.E106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3">
          <table:table-cell table:formula="of:=[.G107]/48000000" office:value-type="float" office:value="10">
            <text:p>10</text:p>
          </table:table-cell>
          <table:table-cell table:formula="of:=[.G107]/[.C10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7]*[.E107])/(2*[.H107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107]/[.E107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ce12"/>
        </table:table-row>
        <table:table-row table:style-name="ro1">
          <table:table-cell table:formula="of:=[.G108]/48000000" office:value-type="float" office:value="10">
            <text:p>10</text:p>
          </table:table-cell>
          <table:table-cell table:formula="of:=[.G108]/[.C10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8]*[.E108])/(2*[.H108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108]/[.E108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109]/48000000" office:value-type="float" office:value="10">
            <text:p>10</text:p>
          </table:table-cell>
          <table:table-cell table:formula="of:=[.G109]/[.C10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9]*[.E109])/(2*[.H109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109]/[.E109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110]/48000000" office:value-type="float" office:value="10">
            <text:p>10</text:p>
          </table:table-cell>
          <table:table-cell table:formula="of:=[.G110]/[.C11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0]*[.E110])/(2*[.H110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110]/[.E110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111]/48000000" office:value-type="float" office:value="10">
            <text:p>10</text:p>
          </table:table-cell>
          <table:table-cell table:formula="of:=[.G111]/[.C11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1]*[.E111])/(2*[.H111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111]/[.E111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1">
          <table:table-cell table:formula="of:=[.G112]/48000000" office:value-type="float" office:value="10">
            <text:p>10</text:p>
          </table:table-cell>
          <table:table-cell table:formula="of:=[.G112]/[.C11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2]*[.E112])/(2*[.H112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112]/[.E112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/>
        </table:table-row>
        <table:table-row table:style-name="ro1">
          <table:table-cell table:formula="of:=[.G113]/48000000" office:value-type="float" office:value="10">
            <text:p>10</text:p>
          </table:table-cell>
          <table:table-cell table:formula="of:=[.G113]/[.C11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3]*[.E113])/(2*[.H113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113]/[.E113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114]/48000000" office:value-type="float" office:value="10">
            <text:p>10</text:p>
          </table:table-cell>
          <table:table-cell table:formula="of:=[.G114]/[.C11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4]*[.E114])/(2*[.H114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114]/[.E114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style-name="ce10"/>
          <table:table-cell/>
        </table:table-row>
        <table:table-row table:style-name="ro1">
          <table:table-cell table:formula="of:=[.G116]/48000000" office:value-type="float" office:value="10">
            <text:p>10</text:p>
          </table:table-cell>
          <table:table-cell table:formula="of:=[.G116]/[.C11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6]*[.E116])/(2*[.H116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116]/[.E116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117]/48000000" office:value-type="float" office:value="10">
            <text:p>10</text:p>
          </table:table-cell>
          <table:table-cell table:formula="of:=[.G117]/[.C11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7]*[.E117])/(2*[.H117])" office:value-type="float" office:value="39.9999966666669">
            <text:p>40.00</text:p>
          </table:table-cell>
          <table:table-cell office:value-type="float" office:value="2">
            <text:p>2</text:p>
          </table:table-cell>
          <table:table-cell table:formula="of:=[.H117]/[.E117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118]/48000000" office:value-type="float" office:value="10">
            <text:p>10</text:p>
          </table:table-cell>
          <table:table-cell table:formula="of:=[.G118]/[.C11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8]*[.E118])/(2*[.H118])" office:value-type="float" office:value="59.9999900000017">
            <text:p>60.00</text:p>
          </table:table-cell>
          <table:table-cell office:value-type="float" office:value="3">
            <text:p>3</text:p>
          </table:table-cell>
          <table:table-cell table:formula="of:=[.H118]/[.E118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119]/48000000" office:value-type="float" office:value="10">
            <text:p>10</text:p>
          </table:table-cell>
          <table:table-cell table:formula="of:=[.G119]/[.C11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9]*[.E119])/(2*[.H119])" office:value-type="float" office:value="79.999980000005">
            <text:p>80.00</text:p>
          </table:table-cell>
          <table:table-cell office:value-type="float" office:value="4">
            <text:p>4</text:p>
          </table:table-cell>
          <table:table-cell table:formula="of:=[.H119]/[.E119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120]/48000000" office:value-type="float" office:value="10">
            <text:p>10</text:p>
          </table:table-cell>
          <table:table-cell table:formula="of:=[.G120]/[.C12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0]*[.E120])/(2*[.H120])" office:value-type="float" office:value="99.9999666666778">
            <text:p>100.00</text:p>
          </table:table-cell>
          <table:table-cell office:value-type="float" office:value="5">
            <text:p>5</text:p>
          </table:table-cell>
          <table:table-cell table:formula="of:=[.H120]/[.E120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121]/48000000" office:value-type="float" office:value="10">
            <text:p>10</text:p>
          </table:table-cell>
          <table:table-cell table:formula="of:=[.G121]/[.C12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1]*[.E121])/(2*[.H121])" office:value-type="float" office:value="119.999950000021">
            <text:p>120.00</text:p>
          </table:table-cell>
          <table:table-cell office:value-type="float" office:value="6">
            <text:p>6</text:p>
          </table:table-cell>
          <table:table-cell table:formula="of:=[.H121]/[.E121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122]/48000000" office:value-type="float" office:value="10">
            <text:p>10</text:p>
          </table:table-cell>
          <table:table-cell table:formula="of:=[.G122]/[.C12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2]*[.E122])/(2*[.H122])" office:value-type="float" office:value="139.999930000035">
            <text:p>140.00</text:p>
          </table:table-cell>
          <table:table-cell office:value-type="float" office:value="7">
            <text:p>7</text:p>
          </table:table-cell>
          <table:table-cell table:formula="of:=[.H122]/[.E122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123]/48000000" office:value-type="float" office:value="10">
            <text:p>10</text:p>
          </table:table-cell>
          <table:table-cell table:formula="of:=[.G123]/[.C12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3]*[.E123])/(2*[.H123])" office:value-type="float" office:value="159.999906666721">
            <text:p>160.00</text:p>
          </table:table-cell>
          <table:table-cell office:value-type="float" office:value="8">
            <text:p>8</text:p>
          </table:table-cell>
          <table:table-cell table:formula="of:=[.H123]/[.E123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124]/48000000" office:value-type="float" office:value="10">
            <text:p>10</text:p>
          </table:table-cell>
          <table:table-cell table:formula="of:=[.G124]/[.C12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4]*[.E124])/(2*[.H124])" office:value-type="float" office:value="179.99988000008">
            <text:p>180.00</text:p>
          </table:table-cell>
          <table:table-cell office:value-type="float" office:value="9">
            <text:p>9</text:p>
          </table:table-cell>
          <table:table-cell table:formula="of:=[.H124]/[.E124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125]/48000000" office:value-type="float" office:value="10">
            <text:p>10</text:p>
          </table:table-cell>
          <table:table-cell table:formula="of:=[.G125]/[.C12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5]*[.E125])/(2*[.H125])" office:value-type="float" office:value="199.999850000113">
            <text:p>200.00</text:p>
          </table:table-cell>
          <table:table-cell office:value-type="float" office:value="10">
            <text:p>10</text:p>
          </table:table-cell>
          <table:table-cell table:formula="of:=[.H125]/[.E125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126]/48000000" office:value-type="float" office:value="10">
            <text:p>10</text:p>
          </table:table-cell>
          <table:table-cell table:formula="of:=[.G126]/[.C12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6]*[.E126])/(2*[.H126])" office:value-type="float" office:value="219.999816666819">
            <text:p>220.00</text:p>
          </table:table-cell>
          <table:table-cell office:value-type="float" office:value="11">
            <text:p>11</text:p>
          </table:table-cell>
          <table:table-cell table:formula="of:=[.H126]/[.E126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127]/48000000" office:value-type="float" office:value="10">
            <text:p>10</text:p>
          </table:table-cell>
          <table:table-cell table:formula="of:=[.G127]/[.C12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7]*[.E127])/(2*[.H127])" office:value-type="float" office:value="239.999780000202">
            <text:p>240.00</text:p>
          </table:table-cell>
          <table:table-cell office:value-type="float" office:value="12">
            <text:p>12</text:p>
          </table:table-cell>
          <table:table-cell table:formula="of:=[.H127]/[.E127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128]/48000000" office:value-type="float" office:value="10">
            <text:p>10</text:p>
          </table:table-cell>
          <table:table-cell table:formula="of:=[.G128]/[.C12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8]*[.E128])/(2*[.H128])" office:value-type="float" office:value="259.99974000026">
            <text:p>260.00</text:p>
          </table:table-cell>
          <table:table-cell office:value-type="float" office:value="13">
            <text:p>13</text:p>
          </table:table-cell>
          <table:table-cell table:formula="of:=[.H128]/[.E128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129]/48000000" office:value-type="float" office:value="10">
            <text:p>10</text:p>
          </table:table-cell>
          <table:table-cell table:formula="of:=[.G129]/[.C12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9]*[.E129])/(2*[.H129])" office:value-type="float" office:value="279.999696666995">
            <text:p>280.00</text:p>
          </table:table-cell>
          <table:table-cell office:value-type="float" office:value="14">
            <text:p>14</text:p>
          </table:table-cell>
          <table:table-cell table:formula="of:=[.H129]/[.E129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130]/48000000" office:value-type="float" office:value="10">
            <text:p>10</text:p>
          </table:table-cell>
          <table:table-cell table:formula="of:=[.G130]/[.C13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0]*[.E130])/(2*[.H130])" office:value-type="float" office:value="299.999650000408">
            <text:p>300.00</text:p>
          </table:table-cell>
          <table:table-cell office:value-type="float" office:value="15">
            <text:p>15</text:p>
          </table:table-cell>
          <table:table-cell table:formula="of:=[.H130]/[.E130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131]/48000000" office:value-type="float" office:value="10">
            <text:p>10</text:p>
          </table:table-cell>
          <table:table-cell table:formula="of:=[.G131]/[.C13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1]*[.E131])/(2*[.H131])" office:value-type="float" office:value="319.9996000005">
            <text:p>320.00</text:p>
          </table:table-cell>
          <table:table-cell office:value-type="float" office:value="16">
            <text:p>16</text:p>
          </table:table-cell>
          <table:table-cell table:formula="of:=[.H131]/[.E131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132]/48000000" office:value-type="float" office:value="10">
            <text:p>10</text:p>
          </table:table-cell>
          <table:table-cell table:formula="of:=[.G132]/[.C13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2]*[.E132])/(2*[.H132])" office:value-type="float" office:value="339.999546667271">
            <text:p>340.00</text:p>
          </table:table-cell>
          <table:table-cell office:value-type="float" office:value="17">
            <text:p>17</text:p>
          </table:table-cell>
          <table:table-cell table:formula="of:=[.H132]/[.E132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133]/48000000" office:value-type="float" office:value="10">
            <text:p>10</text:p>
          </table:table-cell>
          <table:table-cell table:formula="of:=[.G133]/[.C13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3]*[.E133])/(2*[.H133])" office:value-type="float" office:value="359.999490000723">
            <text:p>360.00</text:p>
          </table:table-cell>
          <table:table-cell office:value-type="float" office:value="18">
            <text:p>18</text:p>
          </table:table-cell>
          <table:table-cell table:formula="of:=[.H133]/[.E133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134]/48000000" office:value-type="float" office:value="10">
            <text:p>10</text:p>
          </table:table-cell>
          <table:table-cell table:formula="of:=[.G134]/[.C13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4]*[.E134])/(2*[.H134])" office:value-type="float" office:value="379.999430000855">
            <text:p>380.00</text:p>
          </table:table-cell>
          <table:table-cell office:value-type="float" office:value="19">
            <text:p>19</text:p>
          </table:table-cell>
          <table:table-cell table:formula="of:=[.H134]/[.E134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135]/48000000" office:value-type="float" office:value="10">
            <text:p>10</text:p>
          </table:table-cell>
          <table:table-cell table:formula="of:=[.G135]/[.C13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5]*[.E135])/(2*[.H135])" office:value-type="float" office:value="399.999366667669">
            <text:p>400.00</text:p>
          </table:table-cell>
          <table:table-cell office:value-type="float" office:value="20">
            <text:p>20</text:p>
          </table:table-cell>
          <table:table-cell table:formula="of:=[.H135]/[.E135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136]/48000000" office:value-type="float" office:value="10">
            <text:p>10</text:p>
          </table:table-cell>
          <table:table-cell table:formula="of:=[.G136]/[.C13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6]*[.E136])/(2*[.H136])" office:value-type="float" office:value="419.999300001167">
            <text:p>420.00</text:p>
          </table:table-cell>
          <table:table-cell office:value-type="float" office:value="21">
            <text:p>21</text:p>
          </table:table-cell>
          <table:table-cell table:formula="of:=[.H136]/[.E136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137]/48000000" office:value-type="float" office:value="10">
            <text:p>10</text:p>
          </table:table-cell>
          <table:table-cell table:formula="of:=[.G137]/[.C13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7]*[.E137])/(2*[.H137])" office:value-type="float" office:value="439.999230001347">
            <text:p>440.00</text:p>
          </table:table-cell>
          <table:table-cell office:value-type="float" office:value="22">
            <text:p>22</text:p>
          </table:table-cell>
          <table:table-cell table:formula="of:=[.H137]/[.E137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38]/48000000" office:value-type="float" office:value="10">
            <text:p>10</text:p>
          </table:table-cell>
          <table:table-cell table:formula="of:=[.G138]/[.C13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8]*[.E138])/(2*[.H138])" office:value-type="float" office:value="459.999156668213">
            <text:p>460.00</text:p>
          </table:table-cell>
          <table:table-cell office:value-type="float" office:value="23">
            <text:p>23</text:p>
          </table:table-cell>
          <table:table-cell table:formula="of:=[.H138]/[.E138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39]/48000000" office:value-type="float" office:value="10">
            <text:p>10</text:p>
          </table:table-cell>
          <table:table-cell table:formula="of:=[.G139]/[.C13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9]*[.E139])/(2*[.H139])" office:value-type="float" office:value="479.999080001763">
            <text:p>480.00</text:p>
          </table:table-cell>
          <table:table-cell office:value-type="float" office:value="24">
            <text:p>24</text:p>
          </table:table-cell>
          <table:table-cell table:formula="of:=[.H139]/[.E139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140]/48000000" office:value-type="float" office:value="10">
            <text:p>10</text:p>
          </table:table-cell>
          <table:table-cell table:formula="of:=[.G140]/[.C14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0]*[.E140])/(2*[.H140])" office:value-type="float" office:value="499.999000002">
            <text:p>500.00</text:p>
          </table:table-cell>
          <table:table-cell office:value-type="float" office:value="25">
            <text:p>25</text:p>
          </table:table-cell>
          <table:table-cell table:formula="of:=[.H140]/[.E140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141]/48000000" office:value-type="float" office:value="10">
            <text:p>10</text:p>
          </table:table-cell>
          <table:table-cell table:formula="of:=[.G141]/[.C14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1]*[.E141])/(2*[.H141])" office:value-type="float" office:value="519.998916668924">
            <text:p>520.00</text:p>
          </table:table-cell>
          <table:table-cell office:value-type="float" office:value="26">
            <text:p>26</text:p>
          </table:table-cell>
          <table:table-cell table:formula="of:=[.H141]/[.E141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142]/48000000" office:value-type="float" office:value="10">
            <text:p>10</text:p>
          </table:table-cell>
          <table:table-cell table:formula="of:=[.G142]/[.C14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2]*[.E142])/(2*[.H142])" office:value-type="float" office:value="539.998830002535">
            <text:p>540.00</text:p>
          </table:table-cell>
          <table:table-cell office:value-type="float" office:value="27">
            <text:p>27</text:p>
          </table:table-cell>
          <table:table-cell table:formula="of:=[.H142]/[.E142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143]/48000000" office:value-type="float" office:value="10">
            <text:p>10</text:p>
          </table:table-cell>
          <table:table-cell table:formula="of:=[.G143]/[.C14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3]*[.E143])/(2*[.H143])" office:value-type="float" office:value="559.998740002835">
            <text:p>560.00</text:p>
          </table:table-cell>
          <table:table-cell office:value-type="float" office:value="28">
            <text:p>28</text:p>
          </table:table-cell>
          <table:table-cell table:formula="of:=[.H143]/[.E143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144]/48000000" office:value-type="float" office:value="10">
            <text:p>10</text:p>
          </table:table-cell>
          <table:table-cell table:formula="of:=[.G144]/[.C14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4]*[.E144])/(2*[.H144])" office:value-type="float" office:value="579.998646669824">
            <text:p>580.00</text:p>
          </table:table-cell>
          <table:table-cell office:value-type="float" office:value="29">
            <text:p>29</text:p>
          </table:table-cell>
          <table:table-cell table:formula="of:=[.H144]/[.E144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145]/48000000" office:value-type="float" office:value="10">
            <text:p>10</text:p>
          </table:table-cell>
          <table:table-cell table:formula="of:=[.G145]/[.C14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5]*[.E145])/(2*[.H145])" office:value-type="float" office:value="599.998550003504">
            <text:p>600.00</text:p>
          </table:table-cell>
          <table:table-cell office:value-type="float" office:value="30">
            <text:p>30</text:p>
          </table:table-cell>
          <table:table-cell table:formula="of:=[.H145]/[.E145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146]/48000000" office:value-type="float" office:value="10">
            <text:p>10</text:p>
          </table:table-cell>
          <table:table-cell table:formula="of:=[.G146]/[.C14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6]*[.E146])/(2*[.H146])" office:value-type="float" office:value="619.998450003875">
            <text:p>620.00</text:p>
          </table:table-cell>
          <table:table-cell office:value-type="float" office:value="31">
            <text:p>31</text:p>
          </table:table-cell>
          <table:table-cell table:formula="of:=[.H146]/[.E146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 table:style-name="Default"/>
        </table:table-row>
        <table:table-row table:style-name="ro1">
          <table:table-cell table:formula="of:=[.G147]/48000000" office:value-type="float" office:value="10">
            <text:p>10</text:p>
          </table:table-cell>
          <table:table-cell table:formula="of:=[.G147]/[.C14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7]*[.E147])/(2*[.H147])" office:value-type="float" office:value="639.998346670938">
            <text:p>640.00</text:p>
          </table:table-cell>
          <table:table-cell office:value-type="float" office:value="32">
            <text:p>32</text:p>
          </table:table-cell>
          <table:table-cell table:formula="of:=[.H147]/[.E147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"/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Range" style:family="table-cell" style:parent-style-name="Default">
      <style:text-properties fo:color="#dc2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2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K Wilson</meta:initial-creator>
    <meta:creation-date>2008-07-02T15:16:33</meta:creation-date>
    <dc:creator>K </dc:creator>
    <dc:date>2011-06-08T12:44:21</dc:date>
    <meta:editing-cycles>16</meta:editing-cycles>
    <meta:editing-duration>PT03H49M12S</meta:editing-duration>
    <meta:document-statistic meta:table-count="3" meta:cell-count="1040" meta:object-count="0"/>
    <meta:user-defined meta:name="Info 1"/>
    <meta:user-defined meta:name="Info 2"/>
    <meta:user-defined meta:name="Info 3"/>
    <meta:user-defined meta:name="Info 4"/>
  </office:meta>
</office:document-meta>
</file>